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Logger.isErr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Logger.error( final String message , final Throwable throw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rtletLogger.isWarn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Logger.info( final String message , final Throwable throw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rtletLogger.info( final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Logger.isDebu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Logger.warn( final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Logger.PortletLogger( final PortletContext servlet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Logger.getChildLogger(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Logger.error( final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Logger.fatalError( final String message , final Throwable throw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rtletLogger.debug( final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Logger.isFatalErr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Logger.PortletLogger( final PortletContext portletContext , final int logLev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rtletLogger.warn( final String message , final Throwable throw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rtletLogger.isInfo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Logger.fatalError( final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Logger.debug( final String message , final Throwable throw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